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4e8" officeooo:paragraph-rsid="001a54e8"/>
    </style:style>
    <style:style style:name="P2" style:family="paragraph" style:parent-style-name="Standard">
      <style:text-properties officeooo:rsid="001a54e8" officeooo:paragraph-rsid="001e0dd0"/>
    </style:style>
    <style:style style:name="P3" style:family="paragraph" style:parent-style-name="Standard">
      <style:text-properties fo:font-weight="bold" officeooo:rsid="001a54e8" officeooo:paragraph-rsid="001e0dd0" style:font-weight-asian="bold" style:font-weight-complex="bold"/>
    </style:style>
    <style:style style:name="P4" style:family="paragraph" style:parent-style-name="Standard">
      <style:text-properties fo:font-weight="bold" officeooo:rsid="001a54e8" officeooo:paragraph-rsid="001a54e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7df3" officeooo:paragraph-rsid="001e7df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a54e8" officeooo:paragraph-rsid="0021b55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a54e8" officeooo:paragraph-rsid="0023d23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a54e8" officeooo:paragraph-rsid="0021b554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a54e8" officeooo:paragraph-rsid="001e0dd0" style:font-weight-asian="normal" style:font-weight-complex="normal"/>
    </style:style>
    <style:style style:name="T1" style:family="text">
      <style:text-properties officeooo:rsid="001e0d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0dd0" style:font-weight-asian="bold" style:font-weight-complex="bold"/>
    </style:style>
    <style:style style:name="T4" style:family="text">
      <style:text-properties officeooo:rsid="0021b554"/>
    </style:style>
    <style:style style:name="T5" style:family="text">
      <style:text-properties officeooo:rsid="0023d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UMBERS PYTHON WORKOUT EXERCISE</text:p>
      <text:p text:style-name="P2"><text:span text:style-name="T2">EXERCISE </text:span><text:span text:style-name="T3">1</text:span><text:span text:style-name="T2"> ■ Number guessing game</text:span></text:p>
      <text:p text:style-name="P1">For this exercise</text:p>
      <text:p text:style-name="P1"> ---Write a function ( guessing_game ) that takes no arguments.</text:p>
      <text:p text:style-name="P1"> ---When run, the function chooses a random integer between 0 and 100 (inclusive).</text:p>
      <text:p text:style-name="P1"> ---Then ask the user to guess what number has been chosen.</text:p>
      <text:p text:style-name="P1">---- Each time the user enters a guess, the program indicates one of the following:</text:p>
      <text:p text:style-name="P1"><text:s text:c="22"/>– Too high</text:p>
      <text:p text:style-name="P1"><text:s text:c="22"/>– Too low</text:p>
      <text:p text:style-name="P1"><text:s text:c="22"/>– Just right</text:p>
      <text:p text:style-name="P1"><text:s text:c="3"/>---If the user guesses correctly, the program exits. Otherwise, the user is asked to</text:p>
      <text:p text:style-name="P1">try again.</text:p>
      <text:p text:style-name="P1"><text:s text:c="3"/>---The program only exits after the user guesses correctly.</text:p>
      <text:p text:style-name="P1"/>
      <text:p text:style-name="P4">EXERCISE 2 ■ Summing numbers</text:p>
      <text:p text:style-name="P2">The challenge here is to</text:p>
      <text:p text:style-name="P2"><text:tab/>---write a mysum function that does the same thing as the built-in sum function. </text:p>
      <text:p text:style-name="P2"><text:tab/>---However, instead of taking a single sequence as a parameter, it should take a variable number of arguments. Thus, although you might invoke</text:p>
      <text:p text:style-name="P1"><text:tab/>---sum([1,2,3]) , you’d instead invoke mysum(1,2,3) or mysum(10,20,30,40,50) .</text:p>
      <text:p text:style-name="P1"/>
      <text:p text:style-name="P3">EXERCISE <text:span text:style-name="T1">3</text:span> ■ <text:span text:style-name="T1">Run Timing</text:span></text:p>
      <text:p text:style-name="P2">For this exercise, then, we’ll</text:p>
      <text:p text:style-name="P2"><text:tab/>---assume that you run 10 km each day as part of your exercise regime <text:span text:style-name="T1">and y</text:span>ou want to know how long, on average, that run takes.</text:p>
      <text:p text:style-name="P1"><text:tab/>---Write a function ( run_timing ) that asks how long it took for you to run 10 km.</text:p>
      <text:p text:style-name="P1"><text:tab/>---The function continues to ask how long (in minutes) it took for additional runs, until</text:p>
      <text:p text:style-name="P2">the user presses Enter. </text:p>
      <text:p text:style-name="P2"><text:tab/>---At that point, the function exits—but only after calculating and displaying the average time that the 10 km runs took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06:26:26.834792914</meta:creation-date>
    <meta:editing-duration>PT12H16M16S</meta:editing-duration>
    <meta:editing-cycles>5</meta:editing-cycles>
    <meta:generator>LibreOffice/6.0.7.3$Linux_X86_64 LibreOffice_project/00m0$Build-3</meta:generator>
    <dc:date>2020-08-18T09:06:41.683131064</dc:date>
    <meta:document-statistic meta:table-count="0" meta:image-count="0" meta:object-count="0" meta:page-count="1" meta:paragraph-count="25" meta:word-count="259" meta:character-count="1486" meta:non-whitespace-character-count="1182"/>
  </office:meta>
</office:document-meta>
</file>